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NSDTDValidator.endNamespaceScope( QName element , Augmentations augs , boolean isEmpty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XMLNSDTDValidator.startNamespaceScope( QName element , XMLAttributes attributes , Augmentations augs )</text:p>
          </table:table-cell>
          <table:table-cell office:value-type="float" office:value="32">
            <text:p text:style-name="Table_20_Contents">32</text:p>
          </table:table-cell>
          <table:table-cell office:value-type="float" office:value="45">
            <text:p text:style-name="Table_20_Contents">45</text:p>
          </table:table-cell>
          <table:table-cell office:value-type="float" office:value="105">
            <text:p text:style-name="Table_20_Contents">10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